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7000000249BE333ABB78A3DF2.png" manifest:media-type="image/png"/>
  <manifest:file-entry manifest:full-path="Pictures/100000BA000000B9000003B8FCAC203DB60FA8CA.svg" manifest:media-type="image/svg+xml"/>
  <manifest:file-entry manifest:full-path="Pictures/100002010000001D000000294EB55EC17D53E927.png" manifest:media-type="image/png"/>
  <manifest:file-entry manifest:full-path="Pictures/10000167000002FF0000043D7FBBAEB6AD7A03D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ravel Sanctum</text:h>
      <text:list xml:id="list928197219" text:style-name="L1">
        <text:list-item>
          <text:p text:style-name="P3"><text:a xlink:type="simple" xlink:href="https://laravel.com/docs/8.x/sanctum#introduction" text:style-name="Internet_20_link" text:visited-style-name="Visited_20_Internet_20_Link">Introduction</text:a> </text:p>
          <text:list>
            <text:list-item>
              <text:p text:style-name="P3"><text:a xlink:type="simple" xlink:href="https://laravel.com/docs/8.x/sanctum#how-it-works" text:style-name="Internet_20_link" text:visited-style-name="Visited_20_Internet_20_Link">How It Works</text:a> </text:p>
            </text:list-item>
          </text:list>
        </text:list-item>
        <text:list-item>
          <text:p text:style-name="P3"><text:a xlink:type="simple" xlink:href="https://laravel.com/docs/8.x/sanctum#installation" text:style-name="Internet_20_link" text:visited-style-name="Visited_20_Internet_20_Link">Installation</text:a> </text:p>
        </text:list-item>
        <text:list-item>
          <text:p text:style-name="P3"><text:a xlink:type="simple" xlink:href="https://laravel.com/docs/8.x/sanctum#configuration" text:style-name="Internet_20_link" text:visited-style-name="Visited_20_Internet_20_Link">Configuration</text:a> </text:p>
          <text:list>
            <text:list-item>
              <text:p text:style-name="P3"><text:a xlink:type="simple" xlink:href="https://laravel.com/docs/8.x/sanctum#overriding-default-models" text:style-name="Internet_20_link" text:visited-style-name="Visited_20_Internet_20_Link">Overriding Default Models</text:a> </text:p>
            </text:list-item>
          </text:list>
        </text:list-item>
        <text:list-item>
          <text:p text:style-name="P3"><text:a xlink:type="simple" xlink:href="https://laravel.com/docs/8.x/sanctum#api-token-authentication" text:style-name="Internet_20_link" text:visited-style-name="Visited_20_Internet_20_Link">API Token Authentication</text:a> </text:p>
          <text:list>
            <text:list-item>
              <text:p text:style-name="P3"><text:a xlink:type="simple" xlink:href="https://laravel.com/docs/8.x/sanctum#issuing-api-tokens" text:style-name="Internet_20_link" text:visited-style-name="Visited_20_Internet_20_Link">Issuing API Tokens</text:a> </text:p>
            </text:list-item>
            <text:list-item>
              <text:p text:style-name="P3"><text:a xlink:type="simple" xlink:href="https://laravel.com/docs/8.x/sanctum#token-abilities" text:style-name="Internet_20_link" text:visited-style-name="Visited_20_Internet_20_Link">Token Abilities</text:a> </text:p>
            </text:list-item>
            <text:list-item>
              <text:p text:style-name="P3"><text:a xlink:type="simple" xlink:href="https://laravel.com/docs/8.x/sanctum#protecting-routes" text:style-name="Internet_20_link" text:visited-style-name="Visited_20_Internet_20_Link">Protecting Routes</text:a> </text:p>
            </text:list-item>
            <text:list-item>
              <text:p text:style-name="P3"><text:a xlink:type="simple" xlink:href="https://laravel.com/docs/8.x/sanctum#revoking-tokens" text:style-name="Internet_20_link" text:visited-style-name="Visited_20_Internet_20_Link">Revoking Tokens</text:a> </text:p>
            </text:list-item>
          </text:list>
        </text:list-item>
        <text:list-item>
          <text:p text:style-name="P3"><text:a xlink:type="simple" xlink:href="https://laravel.com/docs/8.x/sanctum#spa-authentication" text:style-name="Internet_20_link" text:visited-style-name="Visited_20_Internet_20_Link">SPA Authentication</text:a> </text:p>
          <text:list>
            <text:list-item>
              <text:p text:style-name="P3"><text:a xlink:type="simple" xlink:href="https://laravel.com/docs/8.x/sanctum#spa-configuration" text:style-name="Internet_20_link" text:visited-style-name="Visited_20_Internet_20_Link">Configuration</text:a> </text:p>
            </text:list-item>
            <text:list-item>
              <text:p text:style-name="P3"><text:a xlink:type="simple" xlink:href="https://laravel.com/docs/8.x/sanctum#spa-authenticating" text:style-name="Internet_20_link" text:visited-style-name="Visited_20_Internet_20_Link">Authenticating</text:a> </text:p>
            </text:list-item>
            <text:list-item>
              <text:p text:style-name="P3"><text:a xlink:type="simple" xlink:href="https://laravel.com/docs/8.x/sanctum#protecting-spa-routes" text:style-name="Internet_20_link" text:visited-style-name="Visited_20_Internet_20_Link">Protecting Routes</text:a> </text:p>
            </text:list-item>
            <text:list-item>
              <text:p text:style-name="P3"><text:a xlink:type="simple" xlink:href="https://laravel.com/docs/8.x/sanctum#authorizing-private-broadcast-channels" text:style-name="Internet_20_link" text:visited-style-name="Visited_20_Internet_20_Link">Authorizing Private Broadcast Channels</text:a> </text:p>
            </text:list-item>
          </text:list>
        </text:list-item>
        <text:list-item>
          <text:p text:style-name="P3"><text:a xlink:type="simple" xlink:href="https://laravel.com/docs/8.x/sanctum#mobile-application-authentication" text:style-name="Internet_20_link" text:visited-style-name="Visited_20_Internet_20_Link">Mobile Application Authentication</text:a> </text:p>
          <text:list>
            <text:list-item>
              <text:p text:style-name="P3"><text:a xlink:type="simple" xlink:href="https://laravel.com/docs/8.x/sanctum#issuing-mobile-api-tokens" text:style-name="Internet_20_link" text:visited-style-name="Visited_20_Internet_20_Link">Issuing API Tokens</text:a> </text:p>
            </text:list-item>
            <text:list-item>
              <text:p text:style-name="P3"><text:a xlink:type="simple" xlink:href="https://laravel.com/docs/8.x/sanctum#protecting-mobile-api-routes" text:style-name="Internet_20_link" text:visited-style-name="Visited_20_Internet_20_Link">Protecting Routes</text:a> </text:p>
            </text:list-item>
            <text:list-item>
              <text:p text:style-name="P3"><text:a xlink:type="simple" xlink:href="https://laravel.com/docs/8.x/sanctum#revoking-mobile-api-tokens" text:style-name="Internet_20_link" text:visited-style-name="Visited_20_Internet_20_Link">Revoking Tokens</text:a> </text:p>
            </text:list-item>
          </text:list>
        </text:list-item>
        <text:list-item>
          <text:p text:style-name="P2"><text:a xlink:type="simple" xlink:href="https://laravel.com/docs/8.x/sanctum#testing" text:style-name="Internet_20_link" text:visited-style-name="Visited_20_Internet_20_Link">Testing</text:a> </text:p>
        </text:list-item>
      </text:list>
      <text:h text:style-name="Heading_20_2" text:outline-level="2"><text:bookmark text:name="introduction"/><text:a xlink:type="simple" xlink:href="https://laravel.com/docs/8.x/sanctum#introduction" text:style-name="Internet_20_link" text:visited-style-name="Visited_20_Internet_20_Link">Introduction</text:a></text:h>
      <text:p text:style-name="Text_20_body">Laravel Sanctum provides a featherweight authentication system for SPAs (single page applications), mobile applications, and simple, token based APIs. Sanctum allows each user of your application to generate multiple API tokens for their account. These tokens may be granted abilities / scopes which specify which actions the tokens are allowed to perform.</text:p>
      <text:h text:style-name="Heading_20_3" text:outline-level="3"><text:bookmark text:name="how-it-works"/><text:a xlink:type="simple" xlink:href="https://laravel.com/docs/8.x/sanctum#how-it-works" text:style-name="Internet_20_link" text:visited-style-name="Visited_20_Internet_20_Link">How It Works</text:a></text:h>
      <text:p text:style-name="Text_20_body">Laravel Sanctum exists to solve two separate problems. Let's discuss each before digging deeper into the library.</text:p>
      <text:h text:style-name="Heading_20_4" text:outline-level="4"><text:bookmark text:name="how-it-works-api-tokens"/><text:a xlink:type="simple" xlink:href="https://laravel.com/docs/8.x/sanctum#how-it-works-api-tokens" text:style-name="Internet_20_link" text:visited-style-name="Visited_20_Internet_20_Link">API Tokens</text:a></text:h>
      <text:p text:style-name="Text_20_body">First, Sanctum is a simple package you may use to issue API tokens to your users without the complication of OAuth. This feature is inspired by GitHub and other applications which issue "personal access tokens". For example, imagine the "account settings" of your application has a screen where a user may generate an API token for their account. You may use Sanctum to generate and manage those tokens. These tokens typically have a very long expiration time (years), but may be manually revoked by the user at anytime.</text:p>
      <text:p text:style-name="Text_20_body">Laravel Sanctum offers this feature by storing user API tokens in a single database table and authenticating incoming HTTP requests via the <text:span text:style-name="Source_20_Text">Authorization</text:span> header which should contain a valid API token.</text:p>
      <text:h text:style-name="Heading_20_4" text:outline-level="4"><text:bookmark text:name="how-it-works-spa-authentication"/><text:soft-page-break/><text:a xlink:type="simple" xlink:href="https://laravel.com/docs/8.x/sanctum#how-it-works-spa-authentication" text:style-name="Internet_20_link" text:visited-style-name="Visited_20_Internet_20_Link">SPA Authentication</text:a></text:h>
      <text:p text:style-name="Text_20_body">Second, Sanctum exists to offer a simple way to authenticate single page applications (SPAs) that need to communicate with a Laravel powered API. These SPAs might exist in the same repository as your Laravel application or might be an entirely separate repository, such as a SPA created using Vue CLI or a Next.js application.</text:p>
      <text:p text:style-name="Text_20_body">For this feature, Sanctum does not use tokens of any kind. Instead, Sanctum uses Laravel's built-in cookie based session authentication services. Typically, Sanctum utilizes Laravel's <text:span text:style-name="Source_20_Text">web</text:span> authentication guard to accomplish this. This provides the benefits of CSRF protection, session authentication, as well as protects against leakage of the authentication credentials via XSS.</text:p>
      <text:p text:style-name="Text_20_body">Sanctum will only attempt to authenticate using cookies when the incoming request originates from your own SPA frontend. When Sanctum examines an incoming HTTP request, it will first check for an authentication cookie and, if none is present, Sanctum will then examine the <text:span text:style-name="Source_20_Text">Authorization</text:span> header for a valid API token.</text:p>
      <text:p text:style-name="Quotations"><draw:frame draw:style-name="fr1" draw:name="Figura1" text:anchor-type="as-char" svg:width="0.767cm" svg:height="1.085cm" draw:z-index="0"><draw:image xlink:href="Pictures/10000167000002FF0000043D7FBBAEB6AD7A03D5.svg" xlink:type="simple" xlink:show="embed" xlink:actuate="onLoad" loext:mime-type="image/svg+xml"/><draw:image xlink:href="Pictures/100002010000001D000000294EB55EC17D53E927.png" xlink:type="simple" xlink:show="embed" xlink:actuate="onLoad" loext:mime-type="image/png"/></draw:frame></text:p>
      <text:p text:style-name="Quotations">It is perfectly fine to use Sanctum only for API token authentication or only for SPA authentication. Just because you use Sanctum does not mean you are required to use both features it offers.</text:p>
      <text:h text:style-name="Heading_20_2" text:outline-level="2"><text:bookmark text:name="installation"/><text:a xlink:type="simple" xlink:href="https://laravel.com/docs/8.x/sanctum#installation" text:style-name="Internet_20_link" text:visited-style-name="Visited_20_Internet_20_Link">Installation</text:a></text:h>
      <text:p text:style-name="Text_20_body">You may install Laravel Sanctum via the Composer package manager:</text:p>
      <text:p text:style-name="P1"><text:span text:style-name="Source_20_Text">composer require laravel/sanctum</text:span></text:p>
      <text:p text:style-name="Text_20_body">Next, you should publish the Sanctum configuration and migration files using the <text:span text:style-name="Source_20_Text">vendor:publish</text:span> Artisan command. The <text:span text:style-name="Source_20_Text">sanctum</text:span> configuration file will be placed in your application's <text:span text:style-name="Source_20_Text">config</text:span> directory:</text:p>
      <text:p text:style-name="P1"><text:span text:style-name="Source_20_Text">php artisan vendor:publish --provider="Laravel\Sanctum\SanctumServiceProvider"</text:span></text:p>
      <text:p text:style-name="Text_20_body">Finally, you should run your database migrations. Sanctum will create one database table in which to store API tokens:</text:p>
      <text:p text:style-name="P1"><text:span text:style-name="Source_20_Text">php artisan migrate</text:span></text:p>
      <text:p text:style-name="Text_20_body">Next, if you plan to utilize Sanctum to authenticate an SPA, you should add Sanctum's middleware to your <text:span text:style-name="Source_20_Text">api</text:span> middleware group within your application's <text:span text:style-name="Source_20_Text">app/Http/Kernel.php</text:span> file:</text:p>
      <text:p text:style-name="Preformatted_20_Text"><text:span text:style-name="Source_20_Text">'api' =&gt; [</text:span></text:p>
      <text:p text:style-name="Preformatted_20_Text"><text:span text:style-name="Source_20_Text"><text:s text:c="4"/>\Laravel\Sanctum\Http\Middleware\EnsureFrontendRequestsAreStateful::class,</text:span></text:p>
      <text:p text:style-name="Preformatted_20_Text"><text:span text:style-name="Source_20_Text"><text:s text:c="4"/>'throttle:api',</text:span></text:p>
      <text:p text:style-name="Preformatted_20_Text"><text:span text:style-name="Source_20_Text"><text:s text:c="4"/>\Illuminate\Routing\Middleware\SubstituteBindings::class,</text:span></text:p>
      <text:p text:style-name="P1"><text:span text:style-name="Source_20_Text">],</text:span></text:p>
      <text:h text:style-name="Heading_20_4" text:outline-level="4"><text:bookmark text:name="migration-customization"/><text:soft-page-break/><text:a xlink:type="simple" xlink:href="https://laravel.com/docs/8.x/sanctum#migration-customization" text:style-name="Internet_20_link" text:visited-style-name="Visited_20_Internet_20_Link">Migration Customization</text:a></text:h>
      <text:p text:style-name="Text_20_body">If you are not going to use Sanctum's default migrations, you should call the <text:span text:style-name="Source_20_Text">Sanctum::ignoreMigrations</text:span> method in the <text:span text:style-name="Source_20_Text">register</text:span> method of your <text:span text:style-name="Source_20_Text">App\Providers\AppServiceProvider</text:span> class. You may export the default migrations by executing the following command: <text:span text:style-name="Source_20_Text">php artisan vendor:publish --tag=sanctum-migrations</text:span></text:p>
      <text:h text:style-name="Heading_20_2" text:outline-level="2"><text:bookmark text:name="configuration"/><text:a xlink:type="simple" xlink:href="https://laravel.com/docs/8.x/sanctum#configuration" text:style-name="Internet_20_link" text:visited-style-name="Visited_20_Internet_20_Link">Configuration</text:a></text:h>
      <text:h text:style-name="Heading_20_3" text:outline-level="3"><text:bookmark text:name="overriding-default-models"/><text:a xlink:type="simple" xlink:href="https://laravel.com/docs/8.x/sanctum#overriding-default-models" text:style-name="Internet_20_link" text:visited-style-name="Visited_20_Internet_20_Link">Overriding Default Models</text:a></text:h>
      <text:p text:style-name="Text_20_body">Although not typically required, you are free to extend the <text:span text:style-name="Source_20_Text">PersonalAccessToken</text:span> model used internally by Sanctum:</text:p>
      <text:p text:style-name="Preformatted_20_Text"><text:span text:style-name="Source_20_Text">use Laravel\Sanctum\PersonalAccessToken as SanctumPersonalAccessToken;</text:span></text:p>
      <text:p text:style-name="Preformatted_20_Text"/>
      <text:p text:style-name="Preformatted_20_Text"><text:span text:style-name="Source_20_Text">class PersonalAccessToken extends SanctumPersonalAccessToken</text:span></text:p>
      <text:p text:style-name="Preformatted_20_Text"><text:span text:style-name="Source_20_Text">{</text:span></text:p>
      <text:p text:style-name="Preformatted_20_Text"><text:span text:style-name="Source_20_Text"><text:s text:c="4"/>// ...</text:span></text:p>
      <text:p text:style-name="P1"><text:span text:style-name="Source_20_Text">}</text:span></text:p>
      <text:p text:style-name="Text_20_body">Then, you may instruct Sanctum to use your custom model via the <text:span text:style-name="Source_20_Text">usePersonalAccessTokenModel</text:span> method provided by Sanctum. Typically, you should call this method in the <text:span text:style-name="Source_20_Text">boot</text:span> method of one of your application's service providers:</text:p>
      <text:p text:style-name="Preformatted_20_Text"><text:span text:style-name="Source_20_Text">use App\Models\Sanctum\PersonalAccessToken;</text:span></text:p>
      <text:p text:style-name="Preformatted_20_Text"><text:span text:style-name="Source_20_Text">use Laravel\Sanctum\Sanctum;</text:span></text:p>
      <text:p text:style-name="Preformatted_20_Text"/>
      <text:p text:style-name="Preformatted_20_Text"><text:span text:style-name="Source_20_Text">/**</text:span></text:p>
      <text:p text:style-name="Preformatted_20_Text"><text:span text:style-name="Source_20_Text"><text:s/>* Bootstrap any application services.</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Sanctum::usePersonalAccessTokenModel(PersonalAccessToken::class);</text:span></text:p>
      <text:p text:style-name="P1"><text:span text:style-name="Source_20_Text">}</text:span></text:p>
      <text:h text:style-name="Heading_20_2" text:outline-level="2"><text:bookmark text:name="api-token-authentication"/><text:a xlink:type="simple" xlink:href="https://laravel.com/docs/8.x/sanctum#api-token-authentication" text:style-name="Internet_20_link" text:visited-style-name="Visited_20_Internet_20_Link">API Token Authentication</text:a></text:h>
      <text:p text:style-name="Quotations"><draw:frame draw:style-name="fr1" draw:name="Figura2" text:anchor-type="as-char" svg:width="0.767cm" svg:height="1.085cm" draw:z-index="1"><draw:image xlink:href="Pictures/10000167000002FF0000043D7FBBAEB6AD7A03D5.svg" xlink:type="simple" xlink:show="embed" xlink:actuate="onLoad" loext:mime-type="image/svg+xml"/><draw:image xlink:href="Pictures/100002010000001D000000294EB55EC17D53E927.png" xlink:type="simple" xlink:show="embed" xlink:actuate="onLoad" loext:mime-type="image/png"/></draw:frame></text:p>
      <text:p text:style-name="Quotations">You should not use API tokens to authenticate your own first-party SPA. Instead, use Sanctum's built-in <text:a xlink:type="simple" xlink:href="https://laravel.com/docs/8.x/sanctum#spa-authentication" text:style-name="Internet_20_link" text:visited-style-name="Visited_20_Internet_20_Link">SPA authentication features</text:a>.</text:p>
      <text:h text:style-name="Heading_20_3" text:outline-level="3"><text:bookmark text:name="issuing-api-tokens"/><text:a xlink:type="simple" xlink:href="https://laravel.com/docs/8.x/sanctum#issuing-api-tokens" text:style-name="Internet_20_link" text:visited-style-name="Visited_20_Internet_20_Link">Issuing API Tokens</text:a></text:h>
      <text:p text:style-name="Text_20_body">Sanctum allows you to issue API tokens / personal access tokens that may be used to authenticate API requests to your application. When making requests using API tokens, the token should be included in the <text:span text:style-name="Source_20_Text">Authorization</text:span> header as a <text:span text:style-name="Source_20_Text">Bearer</text:span> token.</text:p>
      <text:p text:style-name="Text_20_body"><text:soft-page-break/>To begin issuing tokens for users, your User model should use the <text:span text:style-name="Source_20_Text">Laravel\Sanctum\HasApiTokens</text:span> trait:</text:p>
      <text:p text:style-name="Preformatted_20_Text"><text:span text:style-name="Source_20_Text">use Laravel\Sanctum\HasApiTokens;</text:span></text:p>
      <text:p text:style-name="Preformatted_20_Text"/>
      <text:p text:style-name="Preformatted_20_Text"><text:span text:style-name="Source_20_Text">class User extends Authenticatable</text:span></text:p>
      <text:p text:style-name="Preformatted_20_Text"><text:span text:style-name="Source_20_Text">{</text:span></text:p>
      <text:p text:style-name="Preformatted_20_Text"><text:span text:style-name="Source_20_Text"><text:s text:c="4"/>use HasApiTokens, HasFactory, Notifiable;</text:span></text:p>
      <text:p text:style-name="P1"><text:span text:style-name="Source_20_Text">}</text:span></text:p>
      <text:p text:style-name="Text_20_body">To issue a token, you may use the <text:span text:style-name="Source_20_Text">createToken</text:span> method. The <text:span text:style-name="Source_20_Text">createToken</text:span> method returns a <text:span text:style-name="Source_20_Text">Laravel\Sanctum\NewAccessToken</text:span> instance. API tokens are hashed using SHA-256 hashing before being stored in your database, but you may access the plain-text value of the token using the <text:span text:style-name="Source_20_Text">plainTextToken</text:span> property of the <text:span text:style-name="Source_20_Text">NewAccessToken</text:span> instance. You should display this value to the user immediately after the token has been created:</text:p>
      <text:p text:style-name="Preformatted_20_Text"><text:span text:style-name="Source_20_Text">use Illuminate\Http\Request;</text:span></text:p>
      <text:p text:style-name="Preformatted_20_Text"/>
      <text:p text:style-name="Preformatted_20_Text"><text:span text:style-name="Source_20_Text">Route::post('/tokens/create', function (Request $request) {</text:span></text:p>
      <text:p text:style-name="Preformatted_20_Text"><text:span text:style-name="Source_20_Text"><text:s text:c="4"/>$token = $request-&gt;user()-&gt;createToken($request-&gt;token_name);</text:span></text:p>
      <text:p text:style-name="Preformatted_20_Text"/>
      <text:p text:style-name="Preformatted_20_Text"><text:span text:style-name="Source_20_Text"><text:s text:c="4"/>return ['token' =&gt; $token-&gt;plainTextToken];</text:span></text:p>
      <text:p text:style-name="P1"><text:span text:style-name="Source_20_Text">});</text:span></text:p>
      <text:p text:style-name="Text_20_body">You may access all of the user's tokens using the <text:span text:style-name="Source_20_Text">tokens</text:span> Eloquent relationship provided by the <text:span text:style-name="Source_20_Text">HasApiTokens</text:span> trait:</text:p>
      <text:p text:style-name="Preformatted_20_Text"><text:span text:style-name="Source_20_Text">foreach ($user-&gt;tokens as $token) {</text:span></text:p>
      <text:p text:style-name="Preformatted_20_Text"><text:span text:style-name="Source_20_Text"><text:s text:c="4"/>//</text:span></text:p>
      <text:p text:style-name="P1"><text:span text:style-name="Source_20_Text">}</text:span></text:p>
      <text:h text:style-name="Heading_20_3" text:outline-level="3"><text:bookmark text:name="token-abilities"/><text:a xlink:type="simple" xlink:href="https://laravel.com/docs/8.x/sanctum#token-abilities" text:style-name="Internet_20_link" text:visited-style-name="Visited_20_Internet_20_Link">Token Abilities</text:a></text:h>
      <text:p text:style-name="Text_20_body">Sanctum allows you to assign "abilities" to tokens. Abilities serve a similar purpose as OAuth's "scopes". You may pass an array of string abilities as the second argument to the <text:span text:style-name="Source_20_Text">createToken</text:span> method:</text:p>
      <text:p text:style-name="P1"><text:span text:style-name="Source_20_Text">return $user-&gt;createToken('token-name', ['server:update'])-&gt;plainTextToken;</text:span></text:p>
      <text:p text:style-name="Text_20_body">When handling an incoming request authenticated by Sanctum, you may determine if the token has a given ability using the <text:span text:style-name="Source_20_Text">tokenCan</text:span> method:</text:p>
      <text:p text:style-name="Preformatted_20_Text"><text:span text:style-name="Source_20_Text">if ($user-&gt;tokenCan('server:update')) {</text:span></text:p>
      <text:p text:style-name="Preformatted_20_Text"><text:span text:style-name="Source_20_Text"><text:s text:c="4"/>//</text:span></text:p>
      <text:p text:style-name="P1"><text:span text:style-name="Source_20_Text">}</text:span></text:p>
      <text:h text:style-name="Heading_20_4" text:outline-level="4"><text:bookmark text:name="first-party-ui-initiated-requests"/><text:a xlink:type="simple" xlink:href="https://laravel.com/docs/8.x/sanctum#first-party-ui-initiated-requests" text:style-name="Internet_20_link" text:visited-style-name="Visited_20_Internet_20_Link">First-Party UI Initiated Requests</text:a></text:h>
      <text:p text:style-name="Text_20_body">For convenience, the <text:span text:style-name="Source_20_Text">tokenCan</text:span> method will always return <text:span text:style-name="Source_20_Text">true</text:span> if the incoming authenticated request was from your first-party SPA and you are using Sanctum's built-in <text:a xlink:type="simple" xlink:href="https://laravel.com/docs/8.x/sanctum#spa-authentication" text:style-name="Internet_20_link" text:visited-style-name="Visited_20_Internet_20_Link">SPA authentication</text:a>.</text:p>
      <text:p text:style-name="Text_20_body">However, this does not necessarily mean that your application has to allow the user to perform the action. Typically, your application's <text:a xlink:type="simple" xlink:href="https://laravel.com/docs/8.x/authorization#creating-policies" text:style-name="Internet_20_link" text:visited-style-name="Visited_20_Internet_20_Link">authorization policies</text:a> will determine if the token has been granted the permission to perform the abilities as well as check that the user instance itself should be allowed to perform the action.</text:p>
      <text:p text:style-name="Text_20_body"><text:soft-page-break/>For example, if we imagine an application that manages servers, this might mean checking that token is authorized to update servers <text:span text:style-name="Strong_20_Emphasis">and</text:span> that the server belongs to the user:</text:p>
      <text:p text:style-name="Preformatted_20_Text"><text:span text:style-name="Source_20_Text">return $request-&gt;user()-&gt;id === $server-&gt;user_id &amp;&amp;</text:span></text:p>
      <text:p text:style-name="P1"><text:span text:style-name="Source_20_Text"><text:s text:c="7"/>$request-&gt;user()-&gt;tokenCan('server:update')</text:span></text:p>
      <text:p text:style-name="Text_20_body">At first, allowing the <text:span text:style-name="Source_20_Text">tokenCan</text:span> method to be called and always return <text:span text:style-name="Source_20_Text">true</text:span> for first-party UI initiated requests may seem strange; however, it is convenient to be able to always assume an API token is available and can be inspected via the <text:span text:style-name="Source_20_Text">tokenCan</text:span> method. By taking this approach, you may always call the <text:span text:style-name="Source_20_Text">tokenCan</text:span> method within your application's authorizations policies without worrying about whether the request was triggered from your application's UI or was initiated by one of your API's third-party consumers.</text:p>
      <text:h text:style-name="Heading_20_3" text:outline-level="3"><text:bookmark text:name="protecting-routes"/><text:a xlink:type="simple" xlink:href="https://laravel.com/docs/8.x/sanctum#protecting-routes" text:style-name="Internet_20_link" text:visited-style-name="Visited_20_Internet_20_Link">Protecting Routes</text:a></text:h>
      <text:p text:style-name="Text_20_body">To protect routes so that all incoming requests must be authenticated, you should attach the <text:span text:style-name="Source_20_Text">sanctum</text:span> authentication guard to your protected routes within your <text:span text:style-name="Source_20_Text">routes/web.php</text:span> and <text:span text:style-name="Source_20_Text">routes/api.php</text:span> route files. This guard will ensure that incoming requests are authenticated as either stateful, cookie authenticated requests or contain a valid API token header if the request is from a third party.</text:p>
      <text:p text:style-name="Text_20_body">You may be wondering why we suggest that you authenticate the routes within your application's <text:span text:style-name="Source_20_Text">routes/web.php</text:span> file using the <text:span text:style-name="Source_20_Text">sanctum</text:span> guard. Remember, Sanctum will first attempt to authenticate incoming requests using Laravel's typical session authentication cookie. If that cookie is not present then Sanctum will attempt to authenticate the request using a token in the request's <text:span text:style-name="Source_20_Text">Authorization</text:span> header. In addition, authenticating all requests using Sanctum ensures that we may always call the <text:span text:style-name="Source_20_Text">tokenCan</text:span> method on the currently authenticated user instance:</text:p>
      <text:p text:style-name="Preformatted_20_Text"><text:span text:style-name="Source_20_Text">use Illuminate\Http\Request;</text:span></text:p>
      <text:p text:style-name="Preformatted_20_Text"/>
      <text:p text:style-name="Preformatted_20_Text"><text:span text:style-name="Source_20_Text">Route::middleware('auth:sanctum')-&gt;get('/user', function (Request $request) {</text:span></text:p>
      <text:p text:style-name="Preformatted_20_Text"><text:span text:style-name="Source_20_Text"><text:s text:c="4"/>return $request-&gt;user();</text:span></text:p>
      <text:p text:style-name="P1"><text:span text:style-name="Source_20_Text">});</text:span></text:p>
      <text:h text:style-name="Heading_20_3" text:outline-level="3"><text:bookmark text:name="revoking-tokens"/><text:a xlink:type="simple" xlink:href="https://laravel.com/docs/8.x/sanctum#revoking-tokens" text:style-name="Internet_20_link" text:visited-style-name="Visited_20_Internet_20_Link">Revoking Tokens</text:a></text:h>
      <text:p text:style-name="Text_20_body">You may "revoke" tokens by deleting them from your database using the <text:span text:style-name="Source_20_Text">tokens</text:span> relationship that is provided by the <text:span text:style-name="Source_20_Text">Laravel\Sanctum\HasApiTokens</text:span> trait:</text:p>
      <text:p text:style-name="Preformatted_20_Text"><text:span text:style-name="Source_20_Text">// Revoke all tokens...</text:span></text:p>
      <text:p text:style-name="Preformatted_20_Text"><text:span text:style-name="Source_20_Text">$user-&gt;tokens()-&gt;delete();</text:span></text:p>
      <text:p text:style-name="Preformatted_20_Text"/>
      <text:p text:style-name="Preformatted_20_Text"><text:span text:style-name="Source_20_Text">// Revoke the token that was used to authenticate the current request...</text:span></text:p>
      <text:p text:style-name="Preformatted_20_Text"><text:span text:style-name="Source_20_Text">$request-&gt;user()-&gt;currentAccessToken()-&gt;delete();</text:span></text:p>
      <text:p text:style-name="Preformatted_20_Text"/>
      <text:p text:style-name="Preformatted_20_Text"><text:span text:style-name="Source_20_Text">// Revoke a specific token...</text:span></text:p>
      <text:p text:style-name="P1"><text:span text:style-name="Source_20_Text">$user-&gt;tokens()-&gt;where('id', $tokenId)-&gt;delete();</text:span></text:p>
      <text:h text:style-name="Heading_20_2" text:outline-level="2"><text:bookmark text:name="spa-authentication"/><text:soft-page-break/><text:a xlink:type="simple" xlink:href="https://laravel.com/docs/8.x/sanctum#spa-authentication" text:style-name="Internet_20_link" text:visited-style-name="Visited_20_Internet_20_Link">SPA Authentication</text:a></text:h>
      <text:p text:style-name="Text_20_body">Sanctum also exists to provide a simple method of authenticating single page applications (SPAs) that need to communicate with a Laravel powered API. These SPAs might exist in the same repository as your Laravel application or might be an entirely separate repository.</text:p>
      <text:p text:style-name="Text_20_body">For this feature, Sanctum does not use tokens of any kind. Instead, Sanctum uses Laravel's built-in cookie based session authentication services. This approach to authentication provides the benefits of CSRF protection, session authentication, as well as protects against leakage of the authentication credentials via XSS.</text:p>
      <text:p text:style-name="Quotations"><draw:frame draw:style-name="fr1" draw:name="Figura3" text:anchor-type="as-char" svg:width="0.185cm" svg:height="0.953cm" draw:z-index="2"><draw:image xlink:href="Pictures/100000BA000000B9000003B8FCAC203DB60FA8CA.svg" xlink:type="simple" xlink:show="embed" xlink:actuate="onLoad" loext:mime-type="image/svg+xml"/><draw:image xlink:href="Pictures/1000020100000007000000249BE333ABB78A3DF2.png" xlink:type="simple" xlink:show="embed" xlink:actuate="onLoad" loext:mime-type="image/png"/></draw:frame></text:p>
      <text:p text:style-name="Quotations">In order to authenticate, your SPA and API must share the same top-level domain. However, they may be placed on different subdomains.</text:p>
      <text:h text:style-name="Heading_20_3" text:outline-level="3"><text:bookmark text:name="spa-configuration"/><text:a xlink:type="simple" xlink:href="https://laravel.com/docs/8.x/sanctum#spa-configuration" text:style-name="Internet_20_link" text:visited-style-name="Visited_20_Internet_20_Link">Configuration</text:a></text:h>
      <text:h text:style-name="Heading_20_4" text:outline-level="4"><text:bookmark text:name="configuring-your-first-party-domains"/><text:a xlink:type="simple" xlink:href="https://laravel.com/docs/8.x/sanctum#configuring-your-first-party-domains" text:style-name="Internet_20_link" text:visited-style-name="Visited_20_Internet_20_Link">Configuring Your First-Party Domains</text:a></text:h>
      <text:p text:style-name="Text_20_body">First, you should configure which domains your SPA will be making requests from. You may configure these domains using the <text:span text:style-name="Source_20_Text">stateful</text:span> configuration option in your <text:span text:style-name="Source_20_Text">sanctum</text:span> configuration file. This configuration setting determines which domains will maintain "stateful" authentication using Laravel session cookies when making requests to your API.</text:p>
      <text:p text:style-name="Quotations"><draw:frame draw:style-name="fr1" draw:name="Figura4" text:anchor-type="as-char" svg:width="0.185cm" svg:height="0.953cm" draw:z-index="3"><draw:image xlink:href="Pictures/100000BA000000B9000003B8FCAC203DB60FA8CA.svg" xlink:type="simple" xlink:show="embed" xlink:actuate="onLoad" loext:mime-type="image/svg+xml"/><draw:image xlink:href="Pictures/1000020100000007000000249BE333ABB78A3DF2.png" xlink:type="simple" xlink:show="embed" xlink:actuate="onLoad" loext:mime-type="image/png"/></draw:frame></text:p>
      <text:p text:style-name="Quotations">If you are accessing your application via a URL that includes a port (<text:span text:style-name="Source_20_Text">127.0.0.1:8000</text:span>), you should ensure that you include the port number with the domain.</text:p>
      <text:h text:style-name="Heading_20_4" text:outline-level="4"><text:bookmark text:name="sanctum-middleware"/><text:a xlink:type="simple" xlink:href="https://laravel.com/docs/8.x/sanctum#sanctum-middleware" text:style-name="Internet_20_link" text:visited-style-name="Visited_20_Internet_20_Link">Sanctum Middleware</text:a></text:h>
      <text:p text:style-name="Text_20_body">Next, you should add Sanctum's middleware to your <text:span text:style-name="Source_20_Text">api</text:span> middleware group within your <text:span text:style-name="Source_20_Text">app/Http/Kernel.php</text:span> file. This middleware is responsible for ensuring that incoming requests from your SPA can authenticate using Laravel's session cookies, while still allowing requests from third parties or mobile applications to authenticate using API tokens:</text:p>
      <text:p text:style-name="Preformatted_20_Text"><text:span text:style-name="Source_20_Text">use Laravel\Sanctum\Http\Middleware\EnsureFrontendRequestsAreStateful;</text:span></text:p>
      <text:p text:style-name="Preformatted_20_Text"/>
      <text:p text:style-name="Preformatted_20_Text"><text:span text:style-name="Source_20_Text">'api' =&gt; [</text:span></text:p>
      <text:p text:style-name="Preformatted_20_Text"><text:span text:style-name="Source_20_Text"><text:s text:c="4"/>EnsureFrontendRequestsAreStateful::class,</text:span></text:p>
      <text:p text:style-name="Preformatted_20_Text"><text:span text:style-name="Source_20_Text"><text:s text:c="4"/>'throttle:api',</text:span></text:p>
      <text:p text:style-name="Preformatted_20_Text"><text:span text:style-name="Source_20_Text"><text:s text:c="4"/>\Illuminate\Routing\Middleware\SubstituteBindings::class,</text:span></text:p>
      <text:p text:style-name="P1"><text:span text:style-name="Source_20_Text">],</text:span></text:p>
      <text:h text:style-name="Heading_20_4" text:outline-level="4"><text:bookmark text:name="cors-and-cookies"/><text:a xlink:type="simple" xlink:href="https://laravel.com/docs/8.x/sanctum#cors-and-cookies" text:style-name="Internet_20_link" text:visited-style-name="Visited_20_Internet_20_Link">CORS &amp; Cookies</text:a></text:h>
      <text:p text:style-name="Text_20_body">If you are having trouble authenticating with your application from an SPA that executes on a separate subdomain, you have likely misconfigured your CORS (Cross-Origin Resource Sharing) or session cookie settings.</text:p>
      <text:p text:style-name="Text_20_body"><text:soft-page-break/>You should ensure that your application's CORS configuration is returning the <text:span text:style-name="Source_20_Text">Access-Control-Allow-Credentials</text:span> header with a value of <text:span text:style-name="Source_20_Text">True</text:span>. This may be accomplished by setting the <text:span text:style-name="Source_20_Text">supports_credentials</text:span> option within your application's <text:span text:style-name="Source_20_Text">config/cors.php</text:span> configuration file to <text:span text:style-name="Source_20_Text">true</text:span>.</text:p>
      <text:p text:style-name="Text_20_body">In addition, you should enable the <text:span text:style-name="Source_20_Text">withCredentials</text:span> option on your application's global <text:span text:style-name="Source_20_Text">axios</text:span> instance. Typically, this should be performed in your <text:span text:style-name="Source_20_Text">resources/js/bootstrap.js</text:span> file. If you are not using Axios to make HTTP requests from your frontend, you should perform the equivalent configuration on your own HTTP client:</text:p>
      <text:p text:style-name="P1"><text:span text:style-name="Source_20_Text">axios.defaults.withCredentials = true;</text:span></text:p>
      <text:p text:style-name="Text_20_body">Finally, you should ensure your application's session cookie domain configuration supports any subdomain of your root domain. You may accomplish this by prefixing the domain with a leading <text:span text:style-name="Source_20_Text">.</text:span> within your application's <text:span text:style-name="Source_20_Text">config/session.php</text:span> configuration file:</text:p>
      <text:p text:style-name="P1"><text:span text:style-name="Source_20_Text">'domain' =&gt; '.domain.com',</text:span></text:p>
      <text:h text:style-name="Heading_20_3" text:outline-level="3"><text:bookmark text:name="spa-authenticating"/><text:a xlink:type="simple" xlink:href="https://laravel.com/docs/8.x/sanctum#spa-authenticating" text:style-name="Internet_20_link" text:visited-style-name="Visited_20_Internet_20_Link">Authenticating</text:a></text:h>
      <text:h text:style-name="Heading_20_4" text:outline-level="4"><text:bookmark text:name="csrf-protection"/><text:a xlink:type="simple" xlink:href="https://laravel.com/docs/8.x/sanctum#csrf-protection" text:style-name="Internet_20_link" text:visited-style-name="Visited_20_Internet_20_Link">CSRF Protection</text:a></text:h>
      <text:p text:style-name="Text_20_body">To authenticate your SPA, your SPA's "login" page should first make a request to the <text:span text:style-name="Source_20_Text">/sanctum/csrf-cookie</text:span> endpoint to initialize CSRF protection for the application:</text:p>
      <text:p text:style-name="Preformatted_20_Text"><text:span text:style-name="Source_20_Text">axios.get('/sanctum/csrf-cookie').then(response =&gt; {</text:span></text:p>
      <text:p text:style-name="Preformatted_20_Text"><text:span text:style-name="Source_20_Text"><text:s text:c="4"/>// Login...</text:span></text:p>
      <text:p text:style-name="P1"><text:span text:style-name="Source_20_Text">});</text:span></text:p>
      <text:p text:style-name="Text_20_body">During this request, Laravel will set an <text:span text:style-name="Source_20_Text">XSRF-TOKEN</text:span> cookie containing the current CSRF token. This token should then be passed in an <text:span text:style-name="Source_20_Text">X-XSRF-TOKEN</text:span> header on subsequent requests, which some HTTP client libraries like Axios and the Angular HttpClient will do automatically for you. If your JavaScript HTTP library does not set the value for you, you will need to manually set the <text:span text:style-name="Source_20_Text">X-XSRF-TOKEN</text:span> header to match the value of the <text:span text:style-name="Source_20_Text">XSRF-TOKEN</text:span> cookie that is set by this route.</text:p>
      <text:h text:style-name="Heading_20_4" text:outline-level="4"><text:bookmark text:name="logging-in"/><text:a xlink:type="simple" xlink:href="https://laravel.com/docs/8.x/sanctum#logging-in" text:style-name="Internet_20_link" text:visited-style-name="Visited_20_Internet_20_Link">Logging In</text:a></text:h>
      <text:p text:style-name="Text_20_body">Once CSRF protection has been initialized, you should make a <text:span text:style-name="Source_20_Text">POST</text:span> request to your Laravel application's <text:span text:style-name="Source_20_Text">/login</text:span> route. This <text:span text:style-name="Source_20_Text">/login</text:span> route may be <text:a xlink:type="simple" xlink:href="https://laravel.com/docs/8.x/authentication#authenticating-users" text:style-name="Internet_20_link" text:visited-style-name="Visited_20_Internet_20_Link">implemented manually</text:a> or using a headless authentication package like <text:a xlink:type="simple" xlink:href="https://laravel.com/docs/8.x/fortify" text:style-name="Internet_20_link" text:visited-style-name="Visited_20_Internet_20_Link">Laravel Fortify</text:a>.</text:p>
      <text:p text:style-name="Text_20_body">If the login request is successful, you will be authenticated and subsequent requests to your application's routes will automatically be authenticated via the session cookie that the Laravel application issued to your client. In addition, since your application already made a request to the <text:span text:style-name="Source_20_Text">/sanctum/csrf-cookie</text:span> route, subsequent requests should automatically receive CSRF protection as long as your JavaScript HTTP client sends the value of the <text:span text:style-name="Source_20_Text">XSRF-TOKEN</text:span> cookie in the <text:span text:style-name="Source_20_Text">X-XSRF-TOKEN</text:span> header.</text:p>
      <text:p text:style-name="Text_20_body">Of course, if your user's session expires due to lack of activity, subsequent requests to the Laravel application may receive 401 or 419 HTTP error response. In this case, you should redirect the user to your SPA's login page.</text:p>
      <text:p text:style-name="Quotations"><text:soft-page-break/><draw:frame draw:style-name="fr1" draw:name="Figura5" text:anchor-type="as-char" svg:width="0.185cm" svg:height="0.953cm" draw:z-index="4"><draw:image xlink:href="Pictures/100000BA000000B9000003B8FCAC203DB60FA8CA.svg" xlink:type="simple" xlink:show="embed" xlink:actuate="onLoad" loext:mime-type="image/svg+xml"/><draw:image xlink:href="Pictures/1000020100000007000000249BE333ABB78A3DF2.png" xlink:type="simple" xlink:show="embed" xlink:actuate="onLoad" loext:mime-type="image/png"/></draw:frame></text:p>
      <text:p text:style-name="Quotations">You are free to write your own <text:span text:style-name="Source_20_Text">/login</text:span> endpoint; however, you should ensure that it authenticates the user using the standard, <text:a xlink:type="simple" xlink:href="https://laravel.com/docs/8.x/authentication#authenticating-users" text:style-name="Internet_20_link" text:visited-style-name="Visited_20_Internet_20_Link">session based authentication services that Laravel provides</text:a>. Typically, this means using the <text:span text:style-name="Source_20_Text">web</text:span> authentication guard.</text:p>
      <text:h text:style-name="Heading_20_3" text:outline-level="3"><text:bookmark text:name="protecting-spa-routes"/><text:a xlink:type="simple" xlink:href="https://laravel.com/docs/8.x/sanctum#protecting-spa-routes" text:style-name="Internet_20_link" text:visited-style-name="Visited_20_Internet_20_Link">Protecting Routes</text:a></text:h>
      <text:p text:style-name="Text_20_body">To protect routes so that all incoming requests must be authenticated, you should attach the <text:span text:style-name="Source_20_Text">sanctum</text:span> authentication guard to your API routes within your <text:span text:style-name="Source_20_Text">routes/api.php</text:span> file. This guard will ensure that incoming requests are authenticated as either a stateful authenticated requests from your SPA or contain a valid API token header if the request is from a third party:</text:p>
      <text:p text:style-name="Preformatted_20_Text"><text:span text:style-name="Source_20_Text">use Illuminate\Http\Request;</text:span></text:p>
      <text:p text:style-name="Preformatted_20_Text"/>
      <text:p text:style-name="Preformatted_20_Text"><text:span text:style-name="Source_20_Text">Route::middleware('auth:sanctum')-&gt;get('/user', function (Request $request) {</text:span></text:p>
      <text:p text:style-name="Preformatted_20_Text"><text:span text:style-name="Source_20_Text"><text:s text:c="4"/>return $request-&gt;user();</text:span></text:p>
      <text:p text:style-name="P1"><text:span text:style-name="Source_20_Text">});</text:span></text:p>
      <text:h text:style-name="Heading_20_3" text:outline-level="3"><text:bookmark text:name="authorizing-private-broadcast-channels"/><text:a xlink:type="simple" xlink:href="https://laravel.com/docs/8.x/sanctum#authorizing-private-broadcast-channels" text:style-name="Internet_20_link" text:visited-style-name="Visited_20_Internet_20_Link">Authorizing Private Broadcast Channels</text:a></text:h>
      <text:p text:style-name="Text_20_body">If your SPA needs to authenticate with <text:a xlink:type="simple" xlink:href="https://laravel.com/docs/8.x/broadcasting#authorizing-channels" text:style-name="Internet_20_link" text:visited-style-name="Visited_20_Internet_20_Link">private / presence broadcast channels</text:a>, you should place the <text:span text:style-name="Source_20_Text">Broadcast::routes</text:span> method call within your <text:span text:style-name="Source_20_Text">routes/api.php</text:span> file:</text:p>
      <text:p text:style-name="P1"><text:span text:style-name="Source_20_Text">Broadcast::routes(['middleware' =&gt; ['auth:sanctum']]);</text:span></text:p>
      <text:p text:style-name="Text_20_body">Next, in order for Pusher's authorization requests to succeed, you will need to provide a custom Pusher <text:span text:style-name="Source_20_Text">authorizer</text:span> when initializing <text:a xlink:type="simple" xlink:href="https://laravel.com/docs/8.x/broadcasting#installing-laravel-echo" text:style-name="Internet_20_link" text:visited-style-name="Visited_20_Internet_20_Link">Laravel Echo</text:a>. This allows your application to configure Pusher to use the <text:span text:style-name="Source_20_Text">axios</text:span> instance that is <text:a xlink:type="simple" xlink:href="https://laravel.com/docs/8.x/sanctum#cors-and-cookies" text:style-name="Internet_20_link" text:visited-style-name="Visited_20_Internet_20_Link">properly configured for cross-domain requests</text:a>:</text:p>
      <text:p text:style-name="Preformatted_20_Text"><text:span text:style-name="Source_20_Text">window.Echo = new Echo({</text:span></text:p>
      <text:p text:style-name="Preformatted_20_Text"><text:span text:style-name="Source_20_Text"><text:s text:c="4"/>broadcaster: "pusher",</text:span></text:p>
      <text:p text:style-name="Preformatted_20_Text"><text:span text:style-name="Source_20_Text"><text:s text:c="4"/>cluster: process.env.MIX_PUSHER_APP_CLUSTER,</text:span></text:p>
      <text:p text:style-name="Preformatted_20_Text"><text:span text:style-name="Source_20_Text"><text:s text:c="4"/>encrypted: true,</text:span></text:p>
      <text:p text:style-name="Preformatted_20_Text"><text:span text:style-name="Source_20_Text"><text:s text:c="4"/>key: process.env.MIX_PUSHER_APP_KEY,</text:span></text:p>
      <text:p text:style-name="Preformatted_20_Text"><text:span text:style-name="Source_20_Text"><text:s text:c="4"/>authorizer: (channel, options) =&gt; {</text:span></text:p>
      <text:p text:style-name="Preformatted_20_Text"><text:span text:style-name="Source_20_Text"><text:s text:c="8"/>return {</text:span></text:p>
      <text:p text:style-name="Preformatted_20_Text"><text:span text:style-name="Source_20_Text"><text:s text:c="12"/>authorize: (socketId, callback) =&gt; {</text:span></text:p>
      <text:p text:style-name="Preformatted_20_Text"><text:span text:style-name="Source_20_Text"><text:s text:c="16"/>axios.post('/api/broadcasting/auth', {</text:span></text:p>
      <text:p text:style-name="Preformatted_20_Text"><text:span text:style-name="Source_20_Text"><text:s text:c="20"/>socket_id: socketId,</text:span></text:p>
      <text:p text:style-name="Preformatted_20_Text"><text:span text:style-name="Source_20_Text"><text:s text:c="20"/>channel_name: channel.name</text:span></text:p>
      <text:p text:style-name="Preformatted_20_Text"><text:span text:style-name="Source_20_Text"><text:s text:c="16"/>})</text:span></text:p>
      <text:p text:style-name="Preformatted_20_Text"><text:span text:style-name="Source_20_Text"><text:s text:c="16"/>.then(response =&gt; {</text:span></text:p>
      <text:p text:style-name="Preformatted_20_Text"><text:span text:style-name="Source_20_Text"><text:s text:c="20"/>callback(false, response.data);</text:span></text:p>
      <text:p text:style-name="Preformatted_20_Text"><text:span text:style-name="Source_20_Text"><text:s text:c="16"/>})</text:span></text:p>
      <text:p text:style-name="Preformatted_20_Text"><text:span text:style-name="Source_20_Text"><text:s text:c="16"/>.catch(error =&gt; {</text:span></text:p>
      <text:p text:style-name="Preformatted_20_Text"><text:span text:style-name="Source_20_Text"><text:s text:c="20"/>callback(true, error);</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2" text:outline-level="2"><text:bookmark text:name="mobile-application-authentication"/><text:soft-page-break/><text:a xlink:type="simple" xlink:href="https://laravel.com/docs/8.x/sanctum#mobile-application-authentication" text:style-name="Internet_20_link" text:visited-style-name="Visited_20_Internet_20_Link">Mobile Application Authentication</text:a></text:h>
      <text:p text:style-name="Text_20_body">You may also use Sanctum tokens to authenticate your mobile application's requests to your API. The process for authenticating mobile application requests is similar to authenticating third-party API requests; however, there are small differences in how you will issue the API tokens.</text:p>
      <text:h text:style-name="Heading_20_3" text:outline-level="3"><text:bookmark text:name="issuing-mobile-api-tokens"/><text:a xlink:type="simple" xlink:href="https://laravel.com/docs/8.x/sanctum#issuing-mobile-api-tokens" text:style-name="Internet_20_link" text:visited-style-name="Visited_20_Internet_20_Link">Issuing API Tokens</text:a></text:h>
      <text:p text:style-name="Text_20_body">To get started, create a route that accepts the user's email / username, password, and device name, then exchanges those credentials for a new Sanctum token. The "device name" given to this endpoint is for informational purposes and may be any value you wish. In general, the device name value should be a name the user would recognize, such as "Nuno's iPhone 12".</text:p>
      <text:p text:style-name="Text_20_body">Typically, you will make a request to the token endpoint from your mobile application's "login" screen. The endpoint will return the plain-text API token which may then be stored on the mobile device and used to make additional API requests:</text:p>
      <text:p text:style-name="Preformatted_20_Text"><text:span text:style-name="Source_20_Text">use App\Models\User;</text:span></text:p>
      <text:p text:style-name="Preformatted_20_Text"><text:span text:style-name="Source_20_Text">use Illuminate\Http\Request;</text:span></text:p>
      <text:p text:style-name="Preformatted_20_Text"><text:span text:style-name="Source_20_Text">use Illuminate\Support\Facades\Hash;</text:span></text:p>
      <text:p text:style-name="Preformatted_20_Text"><text:span text:style-name="Source_20_Text">use Illuminate\Validation\ValidationException;</text:span></text:p>
      <text:p text:style-name="Preformatted_20_Text"/>
      <text:p text:style-name="Preformatted_20_Text"><text:span text:style-name="Source_20_Text">Route::post('/sanctum/token', function (Request $request) {</text:span></text:p>
      <text:p text:style-name="Preformatted_20_Text"><text:span text:style-name="Source_20_Text"><text:s text:c="4"/>$request-&gt;validate([</text:span></text:p>
      <text:p text:style-name="Preformatted_20_Text"><text:span text:style-name="Source_20_Text"><text:s text:c="8"/>'email' =&gt; 'required|email',</text:span></text:p>
      <text:p text:style-name="Preformatted_20_Text"><text:span text:style-name="Source_20_Text"><text:s text:c="8"/>'password' =&gt; 'required',</text:span></text:p>
      <text:p text:style-name="Preformatted_20_Text"><text:span text:style-name="Source_20_Text"><text:s text:c="8"/>'device_name' =&gt; 'required',</text:span></text:p>
      <text:p text:style-name="Preformatted_20_Text"><text:span text:style-name="Source_20_Text"><text:s text:c="4"/>]);</text:span></text:p>
      <text:p text:style-name="Preformatted_20_Text"/>
      <text:p text:style-name="Preformatted_20_Text"><text:span text:style-name="Source_20_Text"><text:s text:c="4"/>$user = User::where('email', $request-&gt;email)-&gt;first();</text:span></text:p>
      <text:p text:style-name="Preformatted_20_Text"/>
      <text:p text:style-name="Preformatted_20_Text"><text:span text:style-name="Source_20_Text"><text:s text:c="4"/>if (! $user || ! Hash::check($request-&gt;password, $user-&gt;password)) {</text:span></text:p>
      <text:p text:style-name="Preformatted_20_Text"><text:span text:style-name="Source_20_Text"><text:s text:c="8"/>throw ValidationException::withMessages([</text:span></text:p>
      <text:p text:style-name="Preformatted_20_Text"><text:span text:style-name="Source_20_Text"><text:s text:c="12"/>'email' =&gt; ['The provided credentials are incorrect.'],</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eturn $user-&gt;createToken($request-&gt;device_name)-&gt;plainTextToken;</text:span></text:p>
      <text:p text:style-name="P1"><text:span text:style-name="Source_20_Text">});</text:span></text:p>
      <text:p text:style-name="Text_20_body">When the mobile application uses the token to make an API request to your application, it should pass the token in the <text:span text:style-name="Source_20_Text">Authorization</text:span> header as a <text:span text:style-name="Source_20_Text">Bearer</text:span> token.</text:p>
      <text:p text:style-name="Quotations"><draw:frame draw:style-name="fr1" draw:name="Figura6" text:anchor-type="as-char" svg:width="0.767cm" svg:height="1.085cm" draw:z-index="5"><draw:image xlink:href="Pictures/10000167000002FF0000043D7FBBAEB6AD7A03D5.svg" xlink:type="simple" xlink:show="embed" xlink:actuate="onLoad" loext:mime-type="image/svg+xml"/><draw:image xlink:href="Pictures/100002010000001D000000294EB55EC17D53E927.png" xlink:type="simple" xlink:show="embed" xlink:actuate="onLoad" loext:mime-type="image/png"/></draw:frame></text:p>
      <text:p text:style-name="Quotations">When issuing tokens for a mobile application, you are also free to specify <text:a xlink:type="simple" xlink:href="https://laravel.com/docs/8.x/sanctum#token-abilities" text:style-name="Internet_20_link" text:visited-style-name="Visited_20_Internet_20_Link">token abilities</text:a>.</text:p>
      <text:h text:style-name="Heading_20_3" text:outline-level="3"><text:bookmark text:name="protecting-mobile-api-routes"/><text:a xlink:type="simple" xlink:href="https://laravel.com/docs/8.x/sanctum#protecting-mobile-api-routes" text:style-name="Internet_20_link" text:visited-style-name="Visited_20_Internet_20_Link">Protecting Routes</text:a></text:h>
      <text:p text:style-name="Text_20_body">As previously documented, you may protect routes so that all incoming requests must be authenticated by attaching the <text:span text:style-name="Source_20_Text">sanctum</text:span> authentication guard to the routes:</text:p>
      <text:p text:style-name="Preformatted_20_Text"><text:span text:style-name="Source_20_Text">Route::middleware('auth:sanctum')-&gt;get('/user', function (Request $request) {</text:span></text:p>
      <text:p text:style-name="Preformatted_20_Text"><text:span text:style-name="Source_20_Text"><text:s text:c="4"/>return $request-&gt;user();</text:span></text:p>
      <text:p text:style-name="P1"><text:soft-page-break/><text:span text:style-name="Source_20_Text">});</text:span></text:p>
      <text:h text:style-name="Heading_20_3" text:outline-level="3"><text:bookmark text:name="revoking-mobile-api-tokens"/><text:a xlink:type="simple" xlink:href="https://laravel.com/docs/8.x/sanctum#revoking-mobile-api-tokens" text:style-name="Internet_20_link" text:visited-style-name="Visited_20_Internet_20_Link">Revoking Tokens</text:a></text:h>
      <text:p text:style-name="Text_20_body">To allow users to revoke API tokens issued to mobile devices, you may list them by name, along with a "Revoke" button, within an "account settings" portion of your web application's UI. When the user clicks the "Revoke" button, you can delete the token from the database. Remember, you can access a user's API tokens via the <text:span text:style-name="Source_20_Text">tokens</text:span> relationship provided by the <text:span text:style-name="Source_20_Text">Laravel\Sanctum\HasApiTokens</text:span> trait:</text:p>
      <text:p text:style-name="Preformatted_20_Text"><text:span text:style-name="Source_20_Text">// Revoke all tokens...</text:span></text:p>
      <text:p text:style-name="Preformatted_20_Text"><text:span text:style-name="Source_20_Text">$user-&gt;tokens()-&gt;delete();</text:span></text:p>
      <text:p text:style-name="Preformatted_20_Text"/>
      <text:p text:style-name="Preformatted_20_Text"><text:span text:style-name="Source_20_Text">// Revoke a specific token...</text:span></text:p>
      <text:p text:style-name="P1"><text:span text:style-name="Source_20_Text">$user-&gt;tokens()-&gt;where('id', $tokenId)-&gt;delete();</text:span></text:p>
      <text:h text:style-name="Heading_20_2" text:outline-level="2"><text:bookmark text:name="testing"/><text:a xlink:type="simple" xlink:href="https://laravel.com/docs/8.x/sanctum#testing" text:style-name="Internet_20_link" text:visited-style-name="Visited_20_Internet_20_Link">Testing</text:a></text:h>
      <text:p text:style-name="Text_20_body">While testing, the <text:span text:style-name="Source_20_Text">Sanctum::actingAs</text:span> method may be used to authenticate a user and specify which abilities should be granted to their token:</text:p>
      <text:p text:style-name="Preformatted_20_Text"><text:span text:style-name="Source_20_Text">use App\Models\User;</text:span></text:p>
      <text:p text:style-name="Preformatted_20_Text"><text:span text:style-name="Source_20_Text">use Laravel\Sanctum\Sanctum;</text:span></text:p>
      <text:p text:style-name="Preformatted_20_Text"/>
      <text:p text:style-name="Preformatted_20_Text"><text:span text:style-name="Source_20_Text">public function test_task_list_can_be_retrieved()</text:span></text:p>
      <text:p text:style-name="Preformatted_20_Text"><text:span text:style-name="Source_20_Text">{</text:span></text:p>
      <text:p text:style-name="Preformatted_20_Text"><text:span text:style-name="Source_20_Text"><text:s text:c="4"/>Sanctum::actingAs(</text:span></text:p>
      <text:p text:style-name="Preformatted_20_Text"><text:span text:style-name="Source_20_Text"><text:s text:c="8"/>User::factory()-&gt;create(),</text:span></text:p>
      <text:p text:style-name="Preformatted_20_Text"><text:span text:style-name="Source_20_Text"><text:s text:c="8"/>['view-tasks']</text:span></text:p>
      <text:p text:style-name="Preformatted_20_Text"><text:span text:style-name="Source_20_Text"><text:s text:c="4"/>);</text:span></text:p>
      <text:p text:style-name="Preformatted_20_Text"/>
      <text:p text:style-name="Preformatted_20_Text"><text:span text:style-name="Source_20_Text"><text:s text:c="4"/>$response = $this-&gt;get('/api/task');</text:span></text:p>
      <text:p text:style-name="Preformatted_20_Text"/>
      <text:p text:style-name="Preformatted_20_Text"><text:span text:style-name="Source_20_Text"><text:s text:c="4"/>$response-&gt;assertOk();</text:span></text:p>
      <text:p text:style-name="P1"><text:span text:style-name="Source_20_Text">}</text:span></text:p>
      <text:p text:style-name="Text_20_body">If you would like to grant all abilities to the token, you should include <text:span text:style-name="Source_20_Text">*</text:span> in the ability list provided to the <text:span text:style-name="Source_20_Text">actingAs</text:span> method:</text:p>
      <text:p text:style-name="Preformatted_20_Text"><text:span text:style-name="Source_20_Text">Sanctum::actingAs(</text:span></text:p>
      <text:p text:style-name="Preformatted_20_Text"><text:span text:style-name="Source_20_Text"><text:s text:c="4"/>User::factory()-&gt;create(),</text:span></text:p>
      <text:p text:style-name="Preformatted_20_Text"><text:span text:style-name="Source_20_Text"><text:s text:c="4"/>['*']</text:span></text:p>
      <text:p text:style-name="P1"><text:span text:style-name="Source_20_Tex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08:21:17.086387039</meta:creation-date>
    <dc:date>2021-05-02T08:21:29.946008763</dc:date>
    <meta:editing-duration>PT14S</meta:editing-duration>
    <meta:editing-cycles>1</meta:editing-cycles>
    <meta:document-statistic meta:table-count="0" meta:image-count="6" meta:object-count="0" meta:page-count="10" meta:paragraph-count="244" meta:word-count="2651" meta:character-count="19422" meta:non-whitespace-character-count="16576"/>
    <meta:generator>LibreOffice/6.4.7.2$Linux_X86_64 LibreOffice_project/40$Build-2</meta:generator>
  </office:meta>
</office:document-meta>
</file>